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officeooo:rsid="0001e57a" officeooo:paragraph-rsid="0001e57a"/>
    </style:style>
    <style:style style:name="P2" style:family="paragraph" style:parent-style-name="Standard">
      <style:text-properties fo:language="fr" fo:country="FR" officeooo:rsid="0015a1f1" officeooo:paragraph-rsid="001caff3"/>
    </style:style>
    <style:style style:name="P3" style:family="paragraph" style:parent-style-name="Standard">
      <style:text-properties fo:language="fr" fo:country="FR" officeooo:rsid="001e53d5" officeooo:paragraph-rsid="001e53d5"/>
    </style:style>
    <style:style style:name="T1" style:family="text">
      <style:text-properties officeooo:rsid="001c0c4d"/>
    </style:style>
    <style:style style:name="T2" style:family="text">
      <style:text-properties officeooo:rsid="001ff7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s de conférence de sécurité informatique Black Hat, ce déroulant au États-Unis, de nombreux professionnels ont soulevé l’importance de l’intelligence artificiels dans le domaines de la sécurité informatique. Selon eux, la première attaque se basant sur l’IA pourrait arriver d’ici les 12 premiers mois. </text:p>
      <text:p text:style-name="P2"><text:span text:style-name="T1">Par la suite, l’entreprise Darktrace, boite se spécialisant dans les systèmes d’auto-apprentissage sur le marché de la cybersécurité, on remarqué une attaque en Inde utilisant les rudiment du machine learning afin d’observer,apprendre et imiter le comportement d’un utilisateur afin de tromper les systèmes de sécurités mis en place. </text:span></text:p>
      <text:p text:style-name="P2"/>
      <text:p text:style-name="P3">L’attaque que Darktrace à vu ainsi que le résultat de la prédiction des professionnels de la sécurité informatique durant l<text:span text:style-name="T2">a conférence Black Hat amener à ce demander : Quel impact pourra avoir l’intelligence artificiel dans le domaine de la sécurité informatique ?</text:span></text:p>
      <text:p text:style-name="P3"/>
      <text:p text:style-name="P3"/>
      <text:p text:style-name="P3"/>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7:27:28.850000000</meta:creation-date>
    <dc:date>2018-01-14T01:40:02.558000000</dc:date>
    <meta:editing-duration>PT13H37M41S</meta:editing-duration>
    <meta:editing-cycles>4</meta:editing-cycles>
    <meta:generator>LibreOffice/5.3.7.2$Windows_X86_64 LibreOffice_project/6b8ed514a9f8b44d37a1b96673cbbdd077e24059</meta:generator>
    <meta:document-statistic meta:table-count="0" meta:image-count="0" meta:object-count="0" meta:page-count="1" meta:paragraph-count="3" meta:word-count="134" meta:character-count="905" meta:non-whitespace-character-count="772"/>
  </office:meta>
</office:document-meta>
</file>